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16.9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09cm" fo:margin-top="0cm" fo:margin-bottom="0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95cm" fo:margin-left="0cm" fo:margin-right="-0.116cm" fo:margin-top="0cm" fo:margin-bottom="0cm" table:align="margins"/>
    </style:style>
    <style:style style:name="Table3.A" style:family="table-column">
      <style:table-column-properties style:column-width="2.492cm" style:rel-column-width="9783*"/>
    </style:style>
    <style:style style:name="Table3.B" style:family="table-column">
      <style:table-column-properties style:column-width="0.25cm" style:rel-column-width="983*"/>
    </style:style>
    <style:style style:name="Table3.C" style:family="table-column">
      <style:table-column-properties style:column-width="6.001cm" style:rel-column-width="23555*"/>
    </style:style>
    <style:style style:name="Table3.D" style:family="table-column">
      <style:table-column-properties style:column-width="1.443cm" style:rel-column-width="5663*"/>
    </style:style>
    <style:style style:name="Table3.E" style:family="table-column">
      <style:table-column-properties style:column-width="6.509cm" style:rel-column-width="25551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42cm" fo:margin-left="2.242cm" fo:margin-right="-0.083cm" fo:margin-top="0cm" fo:margin-bottom="0cm" table:align="margins"/>
    </style:style>
    <style:style style:name="Table4.A" style:family="table-column">
      <style:table-column-properties style:column-width="14.42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3.272cm" fo:margin-left="0cm" table:align="left"/>
    </style:style>
    <style:style style:name="Table5.A" style:family="table-column">
      <style:table-column-properties style:column-width="0.711cm"/>
    </style:style>
    <style:style style:name="Table5.B" style:family="table-column">
      <style:table-column-properties style:column-width="12.561cm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6.401cm" fo:margin-left="9.493cm" table:align="left"/>
    </style:style>
    <style:style style:name="Table7.A" style:family="table-column">
      <style:table-column-properties style:column-width="6.401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15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9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2"/>Sehubungan dengan penyidikan perkara tindak pidana korupsi {isi1}, berdasarkan Surat Perintah Penyidikan {isi2} Nomor: {isi3} tanggal {isi4}, dengan posisi kasus sebagai berikut: {isi5}.</text:p>
                  <text:p text:style-name="P5"/>
                  <text:p text:style-name="P5"><text:s text:c="5"/>Berdasarkan Undang-Undang Nomor: {isi6} Tahun {isi7} Pasal {isi8} dalam rangka {isi9} diperlukan ijin dari {isi10}. Untuk memenuhi kebutuhan dimaksud mohon kiranya diteruskan permohonan ijin melakukan tindakan {isi9} atas nama {isi11} jabatan {isi12} karena {isi13}.</text:p>
                  <text:p text:style-name="P5"/>
                  <text:p text:style-name="P5"><text:s text:c="5"/>Guna melengkapi permohonan perijinan, kami sertakan:</text:p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5">1.</text:p>
                      </table:table-cell>
                      <table:table-cell table:style-name="Table5.A1" office:value-type="string">
                        <text:p text:style-name="P5">Surat Perintah Penyidikan;</text:p>
                      </table:table-cell>
                    </table:table-row>
                    <table:table-row>
                      <table:table-cell table:style-name="Table5.A1" office:value-type="string">
                        <text:p text:style-name="P5">2.</text:p>
                      </table:table-cell>
                      <table:table-cell table:style-name="Table5.A1" office:value-type="string">
                        <text:p text:style-name="P5">Laporan pelanggaran perkara;</text:p>
                      </table:table-cell>
                    </table:table-row>
                  </table:table>
                  <text:p text:style-name="P5"><text:s text:c="5"/>Demikian untuk menjadi maklum dan mohon petunjuk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{nama_ttd}</text:p>
                </table:table-cell>
              </table:table-row>
              <table:table-row>
                <table:table-cell table:style-name="Table7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27:00Z</meta:creation-date>
    <dc:date>2015-09-28T14:55:38.81</dc:date>
    <meta:editing-cycles>10</meta:editing-cycles>
    <meta:editing-duration>PT33M37S</meta:editing-duration>
    <meta:document-statistic meta:table-count="7" meta:image-count="0" meta:object-count="0" meta:page-count="1" meta:paragraph-count="32" meta:word-count="115" meta:character-count="928"/>
    <meta:template xlink:type="simple" xlink:actuate="onRequest" xlink:title="" xlink:href="Normal.dotm"/>
  </office:meta>
</office:document-meta>
</file>